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lc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20</text:p>
          </table:table-cell>
          <table:table-cell office:value-type="string" calcext:value-type="string">
            <text:p>addon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25</text:p>
          </table:table-cell>
          <table:table-cell office:value-type="string" calcext:value-type="string">
            <text:p>addon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30</text:p>
          </table:table-cell>
          <table:table-cell office:value-type="string" calcext:value-type="string">
            <text:p>addon</text:p>
          </table:table-cell>
          <table:table-cell office:value-type="float" office:value="1626" calcext:value-type="float">
            <text:p>162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9224" calcext:value-type="float">
            <text:p>9224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00/00/00</text:date>, <text:time style:data-style-name="N2" text:time-value="21:34:14.69455226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15T21:39:10.995094419</dc:date>
    <meta:generator>LibreOffice/6.0.6.1$Linux_X86_64 LibreOffice_project/00$Build-1</meta:generator>
    <meta:editing-duration>PT31M12S</meta:editing-duration>
    <meta:editing-cycles>18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65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8.679cm" svg:y="0.359cm" chart:style-name="ch2">
          <text:p>algo fibo recursive</text:p>
        </chart:title>
        <chart:legend chart:legend-position="bottom" svg:x="11.031cm" svg:y="10.65cm" style:legend-expansion="wide" chart:style-name="ch3"/>
        <chart:plot-area chart:style-name="ch4" table:cell-range-address="Sheet1.B3:Sheet1.D8 Sheet1.D2:Sheet1.D2" chart:data-source-has-labels="both" svg:x="1.647cm" svg:y="1.513cm" svg:width="20.958cm" svg:height="7.574cm">
          <chartooo:coordinate-region svg:x="3.146cm" svg:y="1.933cm" svg:width="19.459cm" svg:height="7.154cm"/>
          <chart:axis chart:dimension="x" chart:name="primary-x" chart:style-name="ch5" chartooo:axis-type="auto">
            <chartooo:date-scale/>
            <chart:title svg:x="0.389cm" svg:y="6.047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91cm" svg:y="0.553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addon</text:p>
                <text:list>
                  <text:list-item>
                    <text:p>20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17">
                <text:p>17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0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 addon</text:p>
                <text:list>
                  <text:list-item>
                    <text:p>2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0 addon</text:p>
                <text:list>
                  <text:list-item>
                    <text:p>30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30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9224">
                <text:p>9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